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WenQuanYi Micro Hei1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ce3e4d" draw:shadow="hidden"/>
    </style:style>
    <style:style style:name="gr2" style:family="graphic" style:parent-style-name="standard">
      <style:graphic-properties draw:stroke="solid" svg:stroke-width="0.026cm" svg:stroke-color="#ce3e4d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3" style:family="graphic" style:parent-style-name="standard">
      <style:graphic-properties draw:stroke="none" draw:fill="none" draw:textarea-vertical-align="middle" fo:min-height="0.468cm" fo:min-width="2.54cm" fo:padding-top="0.141cm" fo:padding-bottom="0.141cm" fo:padding-left="0.212cm" fo:padding-right="0.212cm"/>
    </style:style>
    <style:style style:name="gr4" style:family="graphic" style:parent-style-name="standard">
      <style:graphic-properties draw:stroke="none" draw:fill="solid" draw:fill-color="#ffffff" draw:shadow="hidden"/>
    </style:style>
    <style:style style:name="gr5" style:family="graphic" style:parent-style-name="standard">
      <style:graphic-properties draw:stroke="solid" svg:stroke-width="0.053cm" svg:stroke-color="#ce3e4d" svg:stroke-opacity="100%" draw:stroke-linejoin="round" svg:stroke-linecap="round" draw:fill="none" fo:padding-top="0.151cm" fo:padding-bottom="0.151cm" fo:padding-left="0.276cm" fo:padding-right="0.276cm" draw:shadow="hidden"/>
    </style:style>
    <style:style style:name="gr6" style:family="graphic" style:parent-style-name="standard">
      <style:graphic-properties draw:stroke="none" draw:fill="solid" draw:fill-color="#f2f2f2" draw:shadow="hidden"/>
    </style:style>
    <style:style style:name="gr7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8" style:family="graphic" style:parent-style-name="standard">
      <style:graphic-properties draw:stroke="none" draw:fill="solid" draw:fill-color="#9f2936" draw:shadow="hidden"/>
    </style:style>
    <style:style style:name="gr9" style:family="graphic" style:parent-style-name="standard">
      <style:graphic-properties draw:stroke="none" draw:fill="none" draw:textarea-vertical-align="middle" fo:min-height="0.508cm" fo:min-width="2.54cm" fo:padding-top="0.3cm" fo:padding-bottom="0.3cm" fo:padding-left="0.141cm" fo:padding-right="0.141cm"/>
    </style:style>
    <style:style style:name="gr10" style:family="graphic" style:parent-style-name="standard">
      <style:graphic-properties draw:stroke="none" draw:fill="solid" draw:fill-color="#000000" draw:opacity="0%" draw:shadow="hidden"/>
    </style:style>
    <style:style style:name="gr11" style:family="graphic" style:parent-style-name="standard">
      <style:graphic-properties draw:stroke="none" draw:fill="none" draw:textarea-vertical-align="middle" fo:min-height="2.963cm" fo:min-width="2.54cm" fo:padding-top="0cm" fo:padding-bottom="0cm" fo:padding-left="0.3cm" fo:padding-right="0cm"/>
    </style:style>
    <style:style style:name="gr12" style:family="graphic" style:parent-style-name="standard">
      <style:graphic-properties draw:stroke="none" draw:fill="solid" draw:fill-color="#000000" draw:shadow="hidden"/>
    </style:style>
    <style:style style:name="gr13" style:family="graphic" style:parent-style-name="standard">
      <style:graphic-properties draw:stroke="dash" draw:stroke-dash="Dash_5f_0" svg:stroke-width="0.026cm" svg:stroke-color="#000000" svg:stroke-opacity="100%" draw:stroke-linejoin="miter" svg:stroke-linecap="butt" draw:fill="none" fo:padding-top="0.138cm" fo:padding-bottom="0.138cm" fo:padding-left="0.263cm" fo:padding-right="0.263cm" draw:shadow="hidden"/>
    </style:style>
    <style:style style:name="gr14" style:family="graphic" style:parent-style-name="standard">
      <style:graphic-properties draw:stroke="none" draw:fill="none" draw:textarea-vertical-align="middle" fo:min-height="10.16cm" fo:min-width="2.54cm" fo:padding-top="0cm" fo:padding-bottom="0cm" fo:padding-left="0.3cm" fo:padding-right="0cm"/>
    </style:style>
    <style:style style:name="gr15" style:family="graphic" style:parent-style-name="standard">
      <style:graphic-properties draw:stroke="none" draw:fill="none" draw:textarea-vertical-align="middle" fo:min-height="10.583cm" fo:min-width="2.54cm" fo:padding-top="0cm" fo:padding-bottom="0cm" fo:padding-left="0.3cm" fo:padding-right="0cm"/>
    </style:style>
    <style:style style:name="gr16" style:family="graphic" style:parent-style-name="standard">
      <style:graphic-properties draw:stroke="none" draw:fill="none" draw:textarea-vertical-align="middle" fo:min-height="0.423cm" fo:min-width="2.54cm" fo:padding-top="0cm" fo:padding-bottom="0cm" fo:padding-left="0.3cm" fo:padding-right="0cm"/>
    </style:style>
    <style:style style:name="gr17" style:family="graphic" style:parent-style-name="standard">
      <style:graphic-properties draw:stroke="none" draw:fill="none" draw:textarea-vertical-align="middle" fo:min-height="5.08cm" fo:min-width="2.54cm" fo:padding-top="0cm" fo:padding-bottom="0cm" fo:padding-left="0.3cm" fo:padding-right="0cm"/>
    </style:style>
    <style:style style:name="gr18" style:family="graphic" style:parent-style-name="standard">
      <style:graphic-properties draw:stroke="none" draw:fill="none" draw:textarea-vertical-align="middle" fo:min-height="4.657cm" fo:min-width="2.54cm" fo:padding-top="0cm" fo:padding-bottom="0cm" fo:padding-left="0.3cm" fo:padding-right="0cm"/>
    </style:style>
    <style:style style:name="gr19" style:family="graphic" style:parent-style-name="standard">
      <style:graphic-properties draw:stroke="none" draw:fill="none" draw:textarea-vertical-align="middle" fo:min-height="20.32cm" fo:min-width="2.54cm" fo:padding-top="0cm" fo:padding-bottom="0cm" fo:padding-left="0.3cm" fo:padding-right="0cm"/>
    </style:style>
    <style:style style:name="gr20" style:family="graphic" style:parent-style-name="standard">
      <style:graphic-properties draw:stroke="none" draw:fill="none" draw:textarea-vertical-align="middle" fo:min-height="5.503cm" fo:min-width="2.54cm" fo:padding-top="0cm" fo:padding-bottom="0cm" fo:padding-left="0.3cm" fo:padding-right="0cm"/>
    </style:style>
    <style:style style:name="gr21" style:family="graphic" style:parent-style-name="standard">
      <style:graphic-properties draw:stroke="solid" svg:stroke-width="0.026cm" svg:stroke-color="#9f2936" draw:marker-start="Marker_5f_0" draw:marker-start-width="0.385cm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22" style:family="graphic" style:parent-style-name="standard">
      <style:graphic-properties draw:stroke="none" draw:fill="none" draw:textarea-vertical-align="middle" fo:min-height="0.339cm" fo:min-width="2.54cm" fo:padding-top="0.141cm" fo:padding-bottom="0.141cm" fo:padding-left="0.141cm" fo:padding-right="0.141cm"/>
    </style:style>
    <style:style style:name="gr23" style:family="graphic" style:parent-style-name="standard">
      <style:graphic-properties draw:stroke="solid" svg:stroke-width="0.026cm" svg:stroke-color="#9f2936" draw:marker-end="Marker_5f_1" draw:marker-end-width="0.385cm" svg:stroke-opacity="100%" draw:stroke-linejoin="round" svg:stroke-linecap="round" draw:fill="none" fo:padding-top="0.138cm" fo:padding-bottom="0.138cm" fo:padding-left="0.263cm" fo:padding-right="0.263cm" draw:shadow="hidden"/>
    </style:style>
    <style:style style:name="P1" style:family="paragraph">
      <loext:graphic-properties draw:fill="solid" draw:fill-color="#ce3e4d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start" fo:text-indent="0cm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solid" draw:fill-color="#f2f2f2"/>
    </style:style>
    <style:style style:name="P6" style:family="paragraph">
      <loext:graphic-properties draw:fill="solid" draw:fill-color="#9f2936"/>
    </style:style>
    <style:style style:name="P7" style:family="paragraph">
      <loext:graphic-properties draw:fill="solid" draw:fill-color="#000000" draw:opacity="0%"/>
    </style:style>
    <style:style style:name="P8" style:family="paragraph">
      <loext:graphic-properties draw:fill="solid" draw:fill-color="#000000"/>
    </style:style>
    <style:style style:name="P9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Calibri1" fo:font-size="10pt" style:font-name-asian="Calibri1" style:font-size-asian="10pt" style:font-name-complex="Calibri1" style:font-size-complex="10pt"/>
    </style:style>
    <style:style style:name="T2" style:family="text">
      <style:text-properties fo:color="#000000" style:font-name="Calibri1" fo:font-size="12pt" style:font-name-asian="Calibri1" style:font-size-asian="12pt" style:font-name-complex="Calibri1" style:font-size-complex="12pt"/>
    </style:style>
    <style:style style:name="T3" style:family="text">
      <style:text-properties fo:color="#000000" style:font-name="Calibri1" fo:font-size="10pt" style:text-underline-style="solid" style:text-underline-width="auto" style:text-underline-color="font-color" style:font-name-asian="Calibri1" style:font-size-asian="10pt" style:font-name-complex="Calibri1" style:font-size-complex="10pt"/>
    </style:style>
    <style:style style:name="T4" style:family="text">
      <style:text-properties fo:color="#000000" style:font-name="Calibri1" fo:font-size="12pt" fo:font-style="italic" style:font-name-asian="Calibri1" style:font-size-asian="12pt" style:font-style-asian="italic" style:font-name-complex="Calibri1" style:font-size-complex="12pt" style:font-style-complex="italic"/>
    </style:style>
    <style:style style:name="T5" style:family="text">
      <style:text-properties fo:color="#000000" style:font-name="Calibri1" fo:font-size="10pt" fo:font-style="italic" style:font-name-asian="Calibri1" style:font-size-asian="10pt" style:font-style-asian="italic" style:font-name-complex="Calibri1" style:font-size-complex="10pt" style:font-style-complex="italic"/>
    </style:style>
    <style:style style:name="T6" style:family="text">
      <style:text-properties fo:color="#000000" style:font-name="Calibri1" fo:font-size="8pt" style:font-name-asian="Calibri1" style:font-size-asian="8pt" style:font-name-complex="Calibri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Zeichenblatt-1" draw:style-name="dp1" draw:master-page-name="PM0">
        <draw:g>
          <draw:g>
            <draw:polygon draw:style-name="gr1" draw:text-style-name="P1" draw:layer="layout" svg:width="2.85cm" svg:height="0.75cm" svg:x="1cm" svg:y="15.71cm" svg:viewBox="0 0 2851 751" draw:points="0,751 2851,751 2851,0 1425,0 0,0">
              <text:p/>
            </draw:polygon>
            <draw:polygon draw:style-name="gr2" draw:text-style-name="P2" draw:layer="layout" svg:width="2.85cm" svg:height="0.75cm" svg:x="1cm" svg:y="15.71cm" svg:viewBox="0 0 2851 751" draw:points="0,751 2851,751 2851,0 1425,0 0,0">
              <text:p/>
            </draw:polygon>
          </draw:g>
          <draw:frame draw:style-name="gr3" draw:text-style-name="P2" draw:layer="layout" svg:width="2.85cm" svg:height="1.187cm" svg:x="1cm" svg:y="15.492cm">
            <draw:text-box>
              <text:p text:style-name="P3"><text:span text:style-name="T1">killTheDummy</text:span></text:p>
            </draw:text-box>
          </draw:frame>
        </draw:g>
        <draw:g>
          <draw:polygon draw:style-name="gr4" draw:text-style-name="P4" draw:layer="layout" svg:width="22cm" svg:height="61.5cm" svg:x="1cm" svg:y="16.46cm" svg:viewBox="0 0 22001 61501" draw:points="0,61501 11000,61501 22001,61501 22001,0 11000,0 0,0">
            <text:p/>
          </draw:polygon>
          <draw:polygon draw:style-name="gr5" draw:text-style-name="P2" draw:layer="layout" svg:width="22cm" svg:height="61.5cm" svg:x="1cm" svg:y="16.46cm" svg:viewBox="0 0 22001 61501" draw:points="0,61501 11000,61501 22001,61501 22001,0 11000,0 0,0">
            <text:p/>
          </draw:polygon>
        </draw:g>
        <draw:g>
          <draw:polygon draw:style-name="gr6" draw:text-style-name="P5" draw:layer="layout" svg:width="6.5cm" svg:height="13.424cm" svg:x="1.5cm" svg:y="44.068cm" svg:viewBox="0 0 6501 13425" draw:points="0,13425 6501,13425 6501,0 0,0">
            <text:p/>
          </draw:polygon>
          <draw:polygon draw:style-name="gr7" draw:text-style-name="P2" draw:layer="layout" svg:width="6.5cm" svg:height="13.424cm" svg:x="1.5cm" svg:y="44.068cm" svg:viewBox="0 0 6501 13425" draw:points="0,13425 6501,13425 6501,0 0,0">
            <text:p/>
          </draw:polygon>
        </draw:g>
        <draw:g>
          <draw:polygon draw:style-name="gr8" draw:text-style-name="P6" draw:layer="layout" svg:width="6.5cm" svg:height="1.108cm" svg:x="1.5cm" svg:y="42.96cm" svg:viewBox="0 0 6501 1109" draw:points="0,1109 6501,1109 6501,0 0,0">
            <text:p/>
          </draw:polygon>
          <draw:polygon draw:style-name="gr7" draw:text-style-name="P2" draw:layer="layout" svg:width="6.5cm" svg:height="1.108cm" svg:x="1.5cm" svg:y="42.96cm" svg:viewBox="0 0 6501 1109" draw:points="0,1109 6501,1109 6501,0 0,0">
            <text:p/>
          </draw:polygon>
        </draw:g>
        <draw:frame draw:style-name="gr9" draw:text-style-name="P2" draw:layer="layout" svg:width="6.5cm" svg:height="1.108cm" svg:x="1.5cm" svg:y="42.96cm">
          <draw:text-box>
            <text:p text:style-name="P3"><text:span text:style-name="T2">Fight</text:span></text:p>
          </draw:text-box>
        </draw:frame>
        <draw:g>
          <draw:polygon draw:style-name="gr10" draw:text-style-name="P7" draw:layer="layout" svg:width="6.3cm" svg:height="2.963cm" svg:x="1.6cm" svg:y="44.168cm" svg:viewBox="0 0 6301 2964" draw:points="0,2964 6301,2964 6301,0 0,0">
            <text:p/>
          </draw:polygon>
          <draw:frame draw:style-name="gr11" draw:text-style-name="P2" draw:layer="layout" svg:width="6.3cm" svg:height="3.37cm" svg:x="1.6cm" svg:y="43.965cm">
            <draw:text-box>
              <text:p text:style-name="P3"><text:span text:style-name="T3">- in: Scanner</text:span></text:p>
              <text:p text:style-name="P3"><text:span text:style-name="T3">- player: Dummy</text:span></text:p>
              <text:p text:style-name="P3"><text:span text:style-name="T3">- enemy: Dummy</text:span></text:p>
              <text:p text:style-name="P3"><text:span text:style-name="T3">- damageDealt: int</text:span></text:p>
              <text:p text:style-name="P3"><text:span text:style-name="T3">- suicide: boolean</text:span></text:p>
              <text:p text:style-name="P3"><text:span text:style-name="T3">- contactDetails: String</text:span></text:p>
              <text:p text:style-name="P3"><text:span text:style-name="T3">- fight: Fight</text:span></text:p>
            </draw:text-box>
          </draw:frame>
        </draw:g>
        <draw:g>
          <draw:polygon draw:style-name="gr12" draw:text-style-name="P8" draw:layer="layout" svg:width="6.298cm" svg:height="0cm" svg:x="1.6cm" svg:y="47.181cm" svg:viewBox="0 0 6299 0" draw:points="0,0 6299,0">
            <text:p/>
          </draw:polygon>
          <draw:line draw:style-name="gr13" draw:text-style-name="P2" draw:layer="layout" svg:x1="1.6cm" svg:y1="47.181cm" svg:x2="7.899cm" svg:y2="47.181cm">
            <text:p/>
          </draw:line>
        </draw:g>
        <draw:g>
          <draw:polygon draw:style-name="gr10" draw:text-style-name="P7" draw:layer="layout" svg:width="6.3cm" svg:height="10.16cm" svg:x="1.6cm" svg:y="47.231cm" svg:viewBox="0 0 6301 10161" draw:points="0,10161 6301,10161 6301,0 0,0">
            <text:p/>
          </draw:polygon>
          <draw:frame draw:style-name="gr14" draw:text-style-name="P2" draw:layer="layout" svg:width="6.3cm" svg:height="12.737cm" svg:x="1.6cm" svg:y="45.943cm">
            <draw:text-box>
              <text:p text:style-name="P3"><text:span text:style-name="T1">c Fight()</text:span></text:p>
              <text:p text:style-name="P3"><text:span text:style-name="T3">+ main(args: String[]): void</text:span></text:p>
              <text:p text:style-name="P3"><text:span text:style-name="T3">- workInProgress(): void</text:span></text:p>
              <text:p text:style-name="P3"><text:span text:style-name="T3">- game(): void</text:span></text:p>
              <text:p text:style-name="P3"><text:span text:style-name="T3">- instructions(): void</text:span></text:p>
              <text:p text:style-name="P3"><text:span text:style-name="T3">- createEnemy(): void</text:span></text:p>
              <text:p text:style-name="P3"><text:span text:style-name="T3">- playerAttack(): void</text:span></text:p>
              <text:p text:style-name="P3"><text:span text:style-name="T3">- playerAttack(damage: int): void</text:span></text:p>
              <text:p text:style-name="P3"><text:span text:style-name="T3">- playerAbility(): boolean</text:span></text:p>
              <text:p text:style-name="P3"><text:span text:style-name="T3">- playerAbility(ability: int): boolean</text:span></text:p>
              <text:p text:style-name="P3"><text:span text:style-name="T3">- nothing(): void</text:span></text:p>
              <text:p text:style-name="P3"><text:span text:style-name="T3">- surrender(): void</text:span></text:p>
              <text:p text:style-name="P3"><text:span text:style-name="T3">- info(): void</text:span></text:p>
              <text:p text:style-name="P3"><text:span text:style-name="T3">- info(selection: String, enemySelection: String): void</text:span></text:p>
              <text:p text:style-name="P3"><text:span text:style-name="T3">- enemyInfo(): void</text:span></text:p>
              <text:p text:style-name="P3"><text:span text:style-name="T3">- enemyInfo(selection: String): void</text:span></text:p>
              <text:p text:style-name="P3"><text:span text:style-name="T3">- enemyTurn(): void</text:span></text:p>
              <text:p text:style-name="P3"><text:span text:style-name="T3">- enemyAttack(): void</text:span></text:p>
              <text:p text:style-name="P3"><text:span text:style-name="T3">- decreaseCooldowns(): void</text:span></text:p>
              <text:p text:style-name="P3"><text:span text:style-name="T3">- displayStatistics(): void</text:span></text:p>
              <text:p text:style-name="P3"><text:span text:style-name="T3">- theEnd(): void</text:span></text:p>
              <text:p text:style-name="P3"><text:span text:style-name="T3">- credits(): void</text:span></text:p>
              <text:p text:style-name="P3"><text:span text:style-name="T3">- close(): void</text:span></text:p>
            </draw:text-box>
          </draw:frame>
        </draw:g>
        <draw:g>
          <draw:polygon draw:style-name="gr6" draw:text-style-name="P5" draw:layer="layout" svg:width="6.5cm" svg:height="21.467cm" svg:x="4cm" svg:y="17.993cm" svg:viewBox="0 0 6501 21468" draw:points="0,21468 6501,21468 6501,0 0,0">
            <text:p/>
          </draw:polygon>
          <draw:polygon draw:style-name="gr7" draw:text-style-name="P2" draw:layer="layout" svg:width="6.5cm" svg:height="21.467cm" svg:x="4cm" svg:y="17.993cm" svg:viewBox="0 0 6501 21468" draw:points="0,21468 6501,21468 6501,0 0,0">
            <text:p/>
          </draw:polygon>
        </draw:g>
        <draw:g>
          <draw:polygon draw:style-name="gr8" draw:text-style-name="P6" draw:layer="layout" svg:width="6.5cm" svg:height="1.108cm" svg:x="4cm" svg:y="16.885cm" svg:viewBox="0 0 6501 1109" draw:points="0,1109 6501,1109 6501,0 0,0">
            <text:p/>
          </draw:polygon>
          <draw:polygon draw:style-name="gr7" draw:text-style-name="P2" draw:layer="layout" svg:width="6.5cm" svg:height="1.108cm" svg:x="4cm" svg:y="16.885cm" svg:viewBox="0 0 6501 1109" draw:points="0,1109 6501,1109 6501,0 0,0">
            <text:p/>
          </draw:polygon>
        </draw:g>
        <draw:frame draw:style-name="gr9" draw:text-style-name="P2" draw:layer="layout" svg:width="6.5cm" svg:height="1.108cm" svg:x="4cm" svg:y="16.885cm">
          <draw:text-box>
            <text:p text:style-name="P3"><text:span text:style-name="T2">Stats</text:span></text:p>
          </draw:text-box>
        </draw:frame>
        <draw:g>
          <draw:polygon draw:style-name="gr10" draw:text-style-name="P7" draw:layer="layout" svg:width="6.3cm" svg:height="10.583cm" svg:x="4.1cm" svg:y="18.093cm" svg:viewBox="0 0 6301 10584" draw:points="0,10584 6301,10584 6301,0 0,0">
            <text:p/>
          </draw:polygon>
          <draw:frame draw:style-name="gr15" draw:text-style-name="P2" draw:layer="layout" svg:width="6.3cm" svg:height="12.244cm" svg:x="4.1cm" svg:y="17.263cm">
            <draw:text-box>
              <text:p text:style-name="P3"><text:span text:style-name="T3">- playerStartHP: int</text:span></text:p>
              <text:p text:style-name="P3"><text:span text:style-name="T3">- playerOneCD: int</text:span></text:p>
              <text:p text:style-name="P3"><text:span text:style-name="T3">- playerOneHealprcnt: int</text:span></text:p>
              <text:p text:style-name="P3"><text:span text:style-name="T3">- playerTwoCD: int</text:span></text:p>
              <text:p text:style-name="P3"><text:span text:style-name="T3">- playerTwoDmgpercent: int</text:span></text:p>
              <text:p text:style-name="P3"><text:span text:style-name="T3">- playerThreeCD: int</text:span></text:p>
              <text:p text:style-name="P3"><text:span text:style-name="T3">- playerThreeShield: int</text:span></text:p>
              <text:p text:style-name="P3"><text:span text:style-name="T3">- playerFourCD: int</text:span></text:p>
              <text:p text:style-name="P3"><text:span text:style-name="T3">- playerFourIncreaseHP: int</text:span></text:p>
              <text:p text:style-name="P3"><text:span text:style-name="T3">- playerMinDamage1: int</text:span></text:p>
              <text:p text:style-name="P3"><text:span text:style-name="T3">- playerMinDamage2: int</text:span></text:p>
              <text:p text:style-name="P3"><text:span text:style-name="T3">- enemyOneCD: int</text:span></text:p>
              <text:p text:style-name="P3"><text:span text:style-name="T3">- enemyOneHealprcnt: int</text:span></text:p>
              <text:p text:style-name="P3"><text:span text:style-name="T3">- enemyTwoCD: int</text:span></text:p>
              <text:p text:style-name="P3"><text:span text:style-name="T3">- enemyTwoDmgpercent: int</text:span></text:p>
              <text:p text:style-name="P3"><text:span text:style-name="T3">- enemyThreeCD: int</text:span></text:p>
              <text:p text:style-name="P3"><text:span text:style-name="T3">- enemyThreeShield: int</text:span></text:p>
              <text:p text:style-name="P3"><text:span text:style-name="T3">- enemyFourCD: int</text:span></text:p>
              <text:p text:style-name="P3"><text:span text:style-name="T3">- enemyFourCDReduction: int</text:span></text:p>
              <text:p text:style-name="P3"><text:span text:style-name="T3">- enemyCalmDmgpercent: int</text:span></text:p>
              <text:p text:style-name="P3"><text:span text:style-name="T3">- enemyRageDmgpercent: int</text:span></text:p>
              <text:p text:style-name="P3"><text:span text:style-name="T3">- enemyAltDamage: int</text:span></text:p>
              <text:p text:style-name="P3"><text:span text:style-name="T3">- enemyRageHealth: int</text:span></text:p>
              <text:p text:style-name="P3"><text:span text:style-name="T3">- enemyMinDmgTaken: int</text:span></text:p>
              <text:p text:style-name="P3"><text:span text:style-name="T3">- stats: Stats</text:span></text:p>
            </draw:text-box>
          </draw:frame>
        </draw:g>
        <draw:g>
          <draw:polygon draw:style-name="gr12" draw:text-style-name="P8" draw:layer="layout" svg:width="6.298cm" svg:height="0cm" svg:x="4.1cm" svg:y="28.726cm" svg:viewBox="0 0 6299 0" draw:points="0,0 6299,0">
            <text:p/>
          </draw:polygon>
          <draw:line draw:style-name="gr13" draw:text-style-name="P2" draw:layer="layout" svg:x1="4.1cm" svg:y1="28.726cm" svg:x2="10.399cm" svg:y2="28.726cm">
            <text:p/>
          </draw:line>
        </draw:g>
        <draw:g>
          <draw:polygon draw:style-name="gr10" draw:text-style-name="P7" draw:layer="layout" svg:width="6.3cm" svg:height="10.583cm" svg:x="4.1cm" svg:y="28.776cm" svg:viewBox="0 0 6301 10584" draw:points="0,10584 6301,10584 6301,0 0,0">
            <text:p/>
          </draw:polygon>
          <draw:frame draw:style-name="gr15" draw:text-style-name="P2" draw:layer="layout" svg:width="6.3cm" svg:height="14.216cm" svg:x="4.1cm" svg:y="26.96cm">
            <draw:text-box>
              <text:p text:style-name="P3"><text:span text:style-name="T1">c Stats()</text:span></text:p>
              <text:p text:style-name="P3"><text:span text:style-name="T3"># getPlayerStartHP(): int</text:span></text:p>
              <text:p text:style-name="P3"><text:span text:style-name="T3"># getPlayerOneCD(): int</text:span></text:p>
              <text:p text:style-name="P3"><text:span text:style-name="T3"># getPlayerOneHealprcnt(): int</text:span></text:p>
              <text:p text:style-name="P3"><text:span text:style-name="T3"># getPlayerTwoCD(): int</text:span></text:p>
              <text:p text:style-name="P3"><text:span text:style-name="T3"># getPlayerTwoDmgpercent(): int</text:span></text:p>
              <text:p text:style-name="P3"><text:span text:style-name="T3"># getPlayerThreeCD(): int</text:span></text:p>
              <text:p text:style-name="P3"><text:span text:style-name="T3"># getPlayerThreeShield(): int</text:span></text:p>
              <text:p text:style-name="P3"><text:span text:style-name="T3"># getPlayerFourCD(): int</text:span></text:p>
              <text:p text:style-name="P3"><text:span text:style-name="T3"># getPlayerFourIncreaseHP(): int</text:span></text:p>
              <text:p text:style-name="P3"><text:span text:style-name="T3"># getPlayerMinDamage1(): int</text:span></text:p>
              <text:p text:style-name="P3"><text:span text:style-name="T3"># getPlayerMindDamage2(): int</text:span></text:p>
              <text:p text:style-name="P3"><text:span text:style-name="T3"># getEnemyOneCD(): int</text:span></text:p>
              <text:p text:style-name="P3"><text:span text:style-name="T3"># getEnemyOneHealprcnt(): int</text:span></text:p>
              <text:p text:style-name="P3"><text:span text:style-name="T3"># getEnemyTwoCD(): int</text:span></text:p>
              <text:p text:style-name="P3"><text:span text:style-name="T3"># getEnemyTwoDmgpercent(): int</text:span></text:p>
              <text:p text:style-name="P3"><text:span text:style-name="T3"># getEnemyThreeCD(): int</text:span></text:p>
              <text:p text:style-name="P3"><text:span text:style-name="T3"># getEnemyThreeShield(): int</text:span></text:p>
              <text:p text:style-name="P3"><text:span text:style-name="T3"># getEnemyFourCD(): int</text:span></text:p>
              <text:p text:style-name="P3"><text:span text:style-name="T3"># getEnemyFourCDReduction(): int</text:span></text:p>
              <text:p text:style-name="P3"><text:span text:style-name="T3"># getEnemyCalmDmgpercent(): int</text:span></text:p>
              <text:p text:style-name="P3"><text:span text:style-name="T3"># getEnemyRageDmgpercent(): int</text:span></text:p>
              <text:p text:style-name="P3"><text:span text:style-name="T3"># getEnemyAltDamage(): int</text:span></text:p>
              <text:p text:style-name="P3"><text:span text:style-name="T3"># getEnemyRageHealth(): int</text:span></text:p>
              <text:p text:style-name="P3"><text:span text:style-name="T3"># getEnemyMinDmgTaken(): int</text:span></text:p>
            </draw:text-box>
          </draw:frame>
        </draw:g>
        <draw:g>
          <draw:polygon draw:style-name="gr6" draw:text-style-name="P5" draw:layer="layout" svg:width="6.5cm" svg:height="5.804cm" svg:x="12.75cm" svg:y="33.568cm" svg:viewBox="0 0 6501 5805" draw:points="0,5805 6501,5805 6501,0 0,0">
            <text:p/>
          </draw:polygon>
          <draw:polygon draw:style-name="gr7" draw:text-style-name="P2" draw:layer="layout" svg:width="6.5cm" svg:height="5.804cm" svg:x="12.75cm" svg:y="33.568cm" svg:viewBox="0 0 6501 5805" draw:points="0,5805 6501,5805 6501,0 0,0">
            <text:p/>
          </draw:polygon>
        </draw:g>
        <draw:g>
          <draw:polygon draw:style-name="gr8" draw:text-style-name="P6" draw:layer="layout" svg:width="6.5cm" svg:height="1.108cm" svg:x="12.75cm" svg:y="32.46cm" svg:viewBox="0 0 6501 1109" draw:points="0,1109 6501,1109 6501,0 0,0">
            <text:p/>
          </draw:polygon>
          <draw:polygon draw:style-name="gr7" draw:text-style-name="P2" draw:layer="layout" svg:width="6.5cm" svg:height="1.108cm" svg:x="12.75cm" svg:y="32.46cm" svg:viewBox="0 0 6501 1109" draw:points="0,1109 6501,1109 6501,0 0,0">
            <text:p/>
          </draw:polygon>
        </draw:g>
        <draw:frame draw:style-name="gr9" draw:text-style-name="P2" draw:layer="layout" svg:width="6.5cm" svg:height="1.108cm" svg:x="12.75cm" svg:y="32.46cm">
          <draw:text-box>
            <text:p text:style-name="P3"><text:span text:style-name="T2">Useful</text:span></text:p>
          </draw:text-box>
        </draw:frame>
        <draw:g>
          <draw:polygon draw:style-name="gr10" draw:text-style-name="P7" draw:layer="layout" svg:width="6.3cm" svg:height="0.423cm" svg:x="12.85cm" svg:y="33.668cm" svg:viewBox="0 0 6301 424" draw:points="0,424 6301,424 6301,0 0,0">
            <text:p/>
          </draw:polygon>
          <draw:frame draw:style-name="gr16" draw:text-style-name="P2" draw:layer="layout" svg:width="6.3cm" svg:height="0.423cm" svg:x="12.85cm" svg:y="33.668cm">
            <draw:text-box>
              <text:p text:style-name="P3"><text:span text:style-name="T3">- useful: Useful</text:span></text:p>
            </draw:text-box>
          </draw:frame>
        </draw:g>
        <draw:g>
          <draw:polygon draw:style-name="gr12" draw:text-style-name="P8" draw:layer="layout" svg:width="6.299cm" svg:height="0cm" svg:x="12.85cm" svg:y="34.141cm" svg:viewBox="0 0 6300 0" draw:points="0,0 6300,0">
            <text:p/>
          </draw:polygon>
          <draw:line draw:style-name="gr13" draw:text-style-name="P2" draw:layer="layout" svg:x1="12.85cm" svg:y1="34.141cm" svg:x2="19.15cm" svg:y2="34.141cm">
            <text:p/>
          </draw:line>
        </draw:g>
        <draw:g>
          <draw:polygon draw:style-name="gr10" draw:text-style-name="P7" draw:layer="layout" svg:width="6.3cm" svg:height="5.08cm" svg:x="12.85cm" svg:y="34.191cm" svg:viewBox="0 0 6301 5081" draw:points="0,5081 6301,5081 6301,0 0,0">
            <text:p/>
          </draw:polygon>
          <draw:frame draw:style-name="gr17" draw:text-style-name="P2" draw:layer="layout" svg:width="6.3cm" svg:height="5.835cm" svg:x="12.85cm" svg:y="33.814cm">
            <draw:text-box>
              <text:p text:style-name="P3"><text:span text:style-name="T1">c Useful()</text:span></text:p>
              <text:p text:style-name="P3"><text:span text:style-name="T3">+ percentageRounded(number: int, percentage: int): int</text:span></text:p>
              <text:p text:style-name="P3"><text:span text:style-name="T3">+ divisionRounded(number: int, divisor: int): int</text:span></text:p>
              <text:p text:style-name="P3"><text:span text:style-name="T3">+ round(number: float): float</text:span></text:p>
              <text:p text:style-name="P3"><text:span text:style-name="T3">+ floatToInt(number: float): int</text:span></text:p>
              <text:p text:style-name="P3"><text:span text:style-name="T3">+ intToFloat(number: int): float</text:span></text:p>
              <text:p text:style-name="P3"><text:span text:style-name="T3">+ isDividable(number: int, divisor: int): boolean</text:span></text:p>
              <text:p text:style-name="P3"><text:span text:style-name="T3">+ containsStrings(value: String, container: String[]): boolean</text:span></text:p>
            </draw:text-box>
          </draw:frame>
        </draw:g>
        <draw:g>
          <draw:polygon draw:style-name="gr6" draw:text-style-name="P5" draw:layer="layout" svg:width="6.5cm" svg:height="25.277cm" svg:x="12.5cm" svg:y="52.375cm" svg:viewBox="0 0 6501 25278" draw:points="0,25278 6501,25278 6501,0 0,0">
            <text:p/>
          </draw:polygon>
          <draw:polygon draw:style-name="gr7" draw:text-style-name="P2" draw:layer="layout" svg:width="6.5cm" svg:height="25.277cm" svg:x="12.5cm" svg:y="52.375cm" svg:viewBox="0 0 6501 25278" draw:points="0,25278 6501,25278 6501,0 0,0">
            <text:p/>
          </draw:polygon>
        </draw:g>
        <draw:g>
          <draw:polygon draw:style-name="gr8" draw:text-style-name="P6" draw:layer="layout" svg:width="6.5cm" svg:height="1.108cm" svg:x="12.5cm" svg:y="51.268cm" svg:viewBox="0 0 6501 1109" draw:points="0,1109 6501,1109 6501,0 0,0">
            <text:p/>
          </draw:polygon>
          <draw:polygon draw:style-name="gr7" draw:text-style-name="P2" draw:layer="layout" svg:width="6.5cm" svg:height="1.108cm" svg:x="12.5cm" svg:y="51.268cm" svg:viewBox="0 0 6501 1109" draw:points="0,1109 6501,1109 6501,0 0,0">
            <text:p/>
          </draw:polygon>
        </draw:g>
        <draw:frame draw:style-name="gr9" draw:text-style-name="P2" draw:layer="layout" svg:width="6.5cm" svg:height="1.108cm" svg:x="12.5cm" svg:y="51.268cm">
          <draw:text-box>
            <text:p text:style-name="P3"><text:span text:style-name="T4">Dummy</text:span></text:p>
          </draw:text-box>
        </draw:frame>
        <draw:g>
          <draw:polygon draw:style-name="gr10" draw:text-style-name="P7" draw:layer="layout" svg:width="6.3cm" svg:height="4.657cm" svg:x="12.6cm" svg:y="52.475cm" svg:viewBox="0 0 6301 4658" draw:points="0,4658 6301,4658 6301,0 0,0">
            <text:p/>
          </draw:polygon>
          <draw:frame draw:style-name="gr18" draw:text-style-name="P2" draw:layer="layout" svg:width="6.3cm" svg:height="5.342cm" svg:x="12.6cm" svg:y="52.133cm">
            <draw:text-box>
              <text:p text:style-name="P3"><text:span text:style-name="T1">- maxHealth: int</text:span></text:p>
              <text:p text:style-name="P3"><text:span text:style-name="T1">- currentHealth: int</text:span></text:p>
              <text:p text:style-name="P3"><text:span text:style-name="T1">- shield: int</text:span></text:p>
              <text:p text:style-name="P3"><text:span text:style-name="T1">- cooldown1: int</text:span></text:p>
              <text:p text:style-name="P3"><text:span text:style-name="T1">- cooldown2: int</text:span></text:p>
              <text:p text:style-name="P3"><text:span text:style-name="T1">- cooldown3: int</text:span></text:p>
              <text:p text:style-name="P3"><text:span text:style-name="T1">- cooldown4: int</text:span></text:p>
              <text:p text:style-name="P3"><text:span text:style-name="T1">- currentCD1: int</text:span></text:p>
              <text:p text:style-name="P3"><text:span text:style-name="T1">- currentCD2: int</text:span></text:p>
              <text:p text:style-name="P3"><text:span text:style-name="T1">- currentCD3: int</text:span></text:p>
              <text:p text:style-name="P3"><text:span text:style-name="T1">- currentCD4: int</text:span></text:p>
            </draw:text-box>
          </draw:frame>
        </draw:g>
        <draw:g>
          <draw:polygon draw:style-name="gr12" draw:text-style-name="P8" draw:layer="layout" svg:width="6.298cm" svg:height="0cm" svg:x="12.6cm" svg:y="57.182cm" svg:viewBox="0 0 6299 0" draw:points="0,0 6299,0">
            <text:p/>
          </draw:polygon>
          <draw:line draw:style-name="gr13" draw:text-style-name="P2" draw:layer="layout" svg:x1="12.6cm" svg:y1="57.182cm" svg:x2="18.899cm" svg:y2="57.182cm">
            <text:p/>
          </draw:line>
        </draw:g>
        <draw:g>
          <draw:polygon draw:style-name="gr10" draw:text-style-name="P7" draw:layer="layout" svg:width="6.3cm" svg:height="20.32cm" svg:x="12.6cm" svg:y="57.232cm" svg:viewBox="0 0 6301 20321" draw:points="0,20321 6301,20321 6301,0 0,0">
            <text:p/>
          </draw:polygon>
          <draw:frame draw:style-name="gr19" draw:text-style-name="P2" draw:layer="layout" svg:width="6.3cm" svg:height="33.443cm" svg:x="12.6cm" svg:y="50.671cm">
            <draw:text-box>
              <text:p text:style-name="P3"><text:span text:style-name="T1">c Dummy(startingHealth: int, cooldown1: int, cooldown2: int, cooldown3: int, cooldown4: int)</text:span></text:p>
              <text:p text:style-name="P3"><text:span text:style-name="T1"># isDead(): boolean</text:span></text:p>
              <text:p text:style-name="P3"><text:span text:style-name="T1"># takeDamage(amount: int): void</text:span></text:p>
              <text:p text:style-name="P3"><text:span text:style-name="T1"># heal(amount: int): void</text:span></text:p>
              <text:p text:style-name="P3"><text:span text:style-name="T1">- lowerCurrentHP(amount: int): void</text:span></text:p>
              <text:p text:style-name="P3"><text:span text:style-name="T1">- increaseCurrentHP(amount: int): void</text:span></text:p>
              <text:p text:style-name="P3"><text:span text:style-name="T1"># addShield(amount: int): void</text:span></text:p>
              <text:p text:style-name="P3"><text:span text:style-name="T1">- damageShield(amount: int): void</text:span></text:p>
              <text:p text:style-name="P3"><text:span text:style-name="T1"># addMaxHealth(amount: int): void</text:span></text:p>
              <text:p text:style-name="P3"><text:span text:style-name="T1">- reduceCooldown1(amount: int): void</text:span></text:p>
              <text:p text:style-name="P3"><text:span text:style-name="T1">- reduceCooldown2(amount: int): void</text:span></text:p>
              <text:p text:style-name="P3"><text:span text:style-name="T1">- reduceCooldown3(amount: int): void</text:span></text:p>
              <text:p text:style-name="P3"><text:span text:style-name="T1">- reduceCooldown4(amount: int): void</text:span></text:p>
              <text:p text:style-name="P3"><text:span text:style-name="T1"># reduceCooldowns(amount: int): void</text:span></text:p>
              <text:p text:style-name="P3"><text:span text:style-name="T1"># getStatistics(): String</text:span></text:p>
              <text:p text:style-name="P3"><text:span text:style-name="T1"># getMaxHealth(): int</text:span></text:p>
              <text:p text:style-name="P3"><text:span text:style-name="T1">- setMaxHealth(maxHealth: int): void</text:span></text:p>
              <text:p text:style-name="P3"><text:span text:style-name="T1"># getCurrentHealth(): int</text:span></text:p>
              <text:p text:style-name="P3"><text:span text:style-name="T1"># setCurrentHealth(currentHealth: int): void</text:span></text:p>
              <text:p text:style-name="P3"><text:span text:style-name="T1"># getCooldown1(): int</text:span></text:p>
              <text:p text:style-name="P3"><text:span text:style-name="T1">- setCooldown1(cooldown1: int): void</text:span></text:p>
              <text:p text:style-name="P3"><text:span text:style-name="T1"># getCooldown2(): int</text:span></text:p>
              <text:p text:style-name="P3"><text:span text:style-name="T1">- setCooldown2(cooldown2: int): void</text:span></text:p>
              <text:p text:style-name="P3"><text:span text:style-name="T1"># getCooldown3(): int</text:span></text:p>
              <text:p text:style-name="P3"><text:span text:style-name="T1">- setCooldown3(cooldown3: int): void</text:span></text:p>
              <text:p text:style-name="P3"><text:span text:style-name="T1"># getCooldown4(): int</text:span></text:p>
              <text:p text:style-name="P3"><text:span text:style-name="T1">- setCooldown4(cooldown4: int): void</text:span></text:p>
              <text:p text:style-name="P3"><text:span text:style-name="T1"># getCurrentCD1(): int</text:span></text:p>
              <text:p text:style-name="P3"><text:span text:style-name="T1"># setCurrentCD1(currentCD1: int): void</text:span></text:p>
              <text:p text:style-name="P3"><text:span text:style-name="T1"># getCurrentCD2(): int</text:span></text:p>
              <text:p text:style-name="P3"><text:span text:style-name="T1"># setCurrentCD2(currentCD2: int): void</text:span></text:p>
              <text:p text:style-name="P3"><text:span text:style-name="T1"># getCurrentCD3(): int</text:span></text:p>
              <text:p text:style-name="P3"><text:span text:style-name="T1"># setCurrentCD3(currentCD3: int): void</text:span></text:p>
              <text:p text:style-name="P3"><text:span text:style-name="T1"># getCurrentCD4(): int</text:span></text:p>
              <text:p text:style-name="P3"><text:span text:style-name="T1"># setCurrentCD4(currentCD4: int): void</text:span></text:p>
              <text:p text:style-name="P3"><text:span text:style-name="T5"># abilityOne(): void</text:span></text:p>
              <text:p text:style-name="P3"><text:span text:style-name="T5"># abilityTwo(dummy: Dummy): Dummy</text:span></text:p>
              <text:p text:style-name="P3"><text:span text:style-name="T5"># abilityThree(): void</text:span></text:p>
              <text:p text:style-name="P3"><text:span text:style-name="T5"># abilityFour(): void</text:span></text:p>
              <text:p text:style-name="P3"><text:span text:style-name="T5"># generalInformation(): String</text:span></text:p>
              <text:p text:style-name="P3"><text:span text:style-name="T5"># infoAttack(): String</text:span></text:p>
              <text:p text:style-name="P3"><text:span text:style-name="T5"># infoAbilityOne(): String</text:span></text:p>
              <text:p text:style-name="P3"><text:span text:style-name="T5"># infoAbilityTwo(): String</text:span></text:p>
              <text:p text:style-name="P3"><text:span text:style-name="T5"># infoAbilityThree(): String</text:span></text:p>
              <text:p text:style-name="P3"><text:span text:style-name="T5"># infoAbilityFour(): String</text:span></text:p>
            </draw:text-box>
          </draw:frame>
        </draw:g>
        <draw:g>
          <draw:polygon draw:style-name="gr6" draw:text-style-name="P5" draw:layer="layout" svg:width="6.5cm" svg:height="5.803cm" svg:x="8.75cm" svg:y="44.068cm" svg:viewBox="0 0 6501 5804" draw:points="0,5804 6501,5804 6501,0 0,0">
            <text:p/>
          </draw:polygon>
          <draw:polygon draw:style-name="gr7" draw:text-style-name="P2" draw:layer="layout" svg:width="6.5cm" svg:height="5.803cm" svg:x="8.75cm" svg:y="44.068cm" svg:viewBox="0 0 6501 5804" draw:points="0,5804 6501,5804 6501,0 0,0">
            <text:p/>
          </draw:polygon>
        </draw:g>
        <draw:g>
          <draw:polygon draw:style-name="gr8" draw:text-style-name="P6" draw:layer="layout" svg:width="6.5cm" svg:height="1.108cm" svg:x="8.75cm" svg:y="42.96cm" svg:viewBox="0 0 6501 1109" draw:points="0,1109 6501,1109 6501,0 0,0">
            <text:p/>
          </draw:polygon>
          <draw:polygon draw:style-name="gr7" draw:text-style-name="P2" draw:layer="layout" svg:width="6.5cm" svg:height="1.108cm" svg:x="8.75cm" svg:y="42.96cm" svg:viewBox="0 0 6501 1109" draw:points="0,1109 6501,1109 6501,0 0,0">
            <text:p/>
          </draw:polygon>
        </draw:g>
        <draw:frame draw:style-name="gr9" draw:text-style-name="P2" draw:layer="layout" svg:width="6.5cm" svg:height="1.108cm" svg:x="8.75cm" svg:y="42.96cm">
          <draw:text-box>
            <text:p text:style-name="P3"><text:span text:style-name="T2">Player</text:span></text:p>
          </draw:text-box>
        </draw:frame>
        <draw:g>
          <draw:polygon draw:style-name="gr12" draw:text-style-name="P8" draw:layer="layout" svg:width="6.299cm" svg:height="0cm" svg:x="8.85cm" svg:y="44.218cm" svg:viewBox="0 0 6300 0" draw:points="0,0 6300,0">
            <text:p/>
          </draw:polygon>
          <draw:line draw:style-name="gr13" draw:text-style-name="P2" draw:layer="layout" svg:x1="8.85cm" svg:y1="44.218cm" svg:x2="15.15cm" svg:y2="44.218cm">
            <text:p/>
          </draw:line>
        </draw:g>
        <draw:g>
          <draw:polygon draw:style-name="gr10" draw:text-style-name="P7" draw:layer="layout" svg:width="6.3cm" svg:height="5.503cm" svg:x="8.85cm" svg:y="44.268cm" svg:viewBox="0 0 6301 5504" draw:points="0,5504 6301,5504 6301,0 0,0">
            <text:p/>
          </draw:polygon>
          <draw:frame draw:style-name="gr20" draw:text-style-name="P2" draw:layer="layout" svg:width="6.3cm" svg:height="6.821cm" svg:x="8.85cm" svg:y="43.609cm">
            <draw:text-box>
              <text:p text:style-name="P3"><text:span text:style-name="T1">c Player(startingHealth: int, cooldown1: int, cooldown2: int, cooldown3: int, cooldown4: int)</text:span></text:p>
              <text:p text:style-name="P3"><text:span text:style-name="T1"># abilityOne(): void</text:span></text:p>
              <text:p text:style-name="P3"><text:span text:style-name="T1"># abilityTwo(enemy: Dummy): Dummy</text:span></text:p>
              <text:p text:style-name="P3"><text:span text:style-name="T1"># abilityThree(): void</text:span></text:p>
              <text:p text:style-name="P3"><text:span text:style-name="T1"># abilityFour(): void</text:span></text:p>
              <text:p text:style-name="P3"><text:span text:style-name="T1"># generalInformation(): String</text:span></text:p>
              <text:p text:style-name="P3"><text:span text:style-name="T1"># infoAttack(): String</text:span></text:p>
              <text:p text:style-name="P3"><text:span text:style-name="T1"># infoAbilityOne(): String</text:span></text:p>
              <text:p text:style-name="P3"><text:span text:style-name="T1"># infoAbilityTwo(): String</text:span></text:p>
              <text:p text:style-name="P3"><text:span text:style-name="T1"># infoAbilityThree(): String</text:span></text:p>
              <text:p text:style-name="P3"><text:span text:style-name="T1"># infoAbilityFour(): String</text:span></text:p>
            </draw:text-box>
          </draw:frame>
        </draw:g>
        <draw:g>
          <draw:polygon draw:style-name="gr6" draw:text-style-name="P5" draw:layer="layout" svg:width="6.5cm" svg:height="5.803cm" svg:x="16cm" svg:y="44.068cm" svg:viewBox="0 0 6501 5804" draw:points="0,5804 6501,5804 6501,0 0,0">
            <text:p/>
          </draw:polygon>
          <draw:polygon draw:style-name="gr7" draw:text-style-name="P2" draw:layer="layout" svg:width="6.5cm" svg:height="5.803cm" svg:x="16cm" svg:y="44.068cm" svg:viewBox="0 0 6501 5804" draw:points="0,5804 6501,5804 6501,0 0,0">
            <text:p/>
          </draw:polygon>
        </draw:g>
        <draw:g>
          <draw:polygon draw:style-name="gr8" draw:text-style-name="P6" draw:layer="layout" svg:width="6.5cm" svg:height="1.108cm" svg:x="16cm" svg:y="42.96cm" svg:viewBox="0 0 6501 1109" draw:points="0,1109 6501,1109 6501,0 0,0">
            <text:p/>
          </draw:polygon>
          <draw:polygon draw:style-name="gr7" draw:text-style-name="P2" draw:layer="layout" svg:width="6.5cm" svg:height="1.108cm" svg:x="16cm" svg:y="42.96cm" svg:viewBox="0 0 6501 1109" draw:points="0,1109 6501,1109 6501,0 0,0">
            <text:p/>
          </draw:polygon>
        </draw:g>
        <draw:frame draw:style-name="gr9" draw:text-style-name="P2" draw:layer="layout" svg:width="6.5cm" svg:height="1.108cm" svg:x="16cm" svg:y="42.96cm">
          <draw:text-box>
            <text:p text:style-name="P3"><text:span text:style-name="T2">Enemy</text:span></text:p>
          </draw:text-box>
        </draw:frame>
        <draw:g>
          <draw:polygon draw:style-name="gr12" draw:text-style-name="P8" draw:layer="layout" svg:width="6.298cm" svg:height="0cm" svg:x="16.1cm" svg:y="44.218cm" svg:viewBox="0 0 6299 0" draw:points="0,0 6299,0">
            <text:p/>
          </draw:polygon>
          <draw:line draw:style-name="gr13" draw:text-style-name="P2" draw:layer="layout" svg:x1="16.1cm" svg:y1="44.218cm" svg:x2="22.399cm" svg:y2="44.218cm">
            <text:p/>
          </draw:line>
        </draw:g>
        <draw:g>
          <draw:polygon draw:style-name="gr10" draw:text-style-name="P7" draw:layer="layout" svg:width="6.3cm" svg:height="5.503cm" svg:x="16.1cm" svg:y="44.268cm" svg:viewBox="0 0 6301 5504" draw:points="0,5504 6301,5504 6301,0 0,0">
            <text:p/>
          </draw:polygon>
          <draw:frame draw:style-name="gr20" draw:text-style-name="P2" draw:layer="layout" svg:width="6.3cm" svg:height="6.821cm" svg:x="16.1cm" svg:y="43.609cm">
            <draw:text-box>
              <text:p text:style-name="P3"><text:span text:style-name="T1">c Player(startingHealth: int, cooldown1: int, cooldown2: int, cooldown3: int, cooldown4: int)</text:span></text:p>
              <text:p text:style-name="P3"><text:span text:style-name="T1"># abilityOne(): void</text:span></text:p>
              <text:p text:style-name="P3"><text:span text:style-name="T1"># abilityTwo(player: Dummy): Dummy</text:span></text:p>
              <text:p text:style-name="P3"><text:span text:style-name="T1"># abilityThree(): void</text:span></text:p>
              <text:p text:style-name="P3"><text:span text:style-name="T1"># abilityFour(): void</text:span></text:p>
              <text:p text:style-name="P3"><text:span text:style-name="T1"># generalInformation(): String</text:span></text:p>
              <text:p text:style-name="P3"><text:span text:style-name="T1"># infoAttack(): String</text:span></text:p>
              <text:p text:style-name="P3"><text:span text:style-name="T1"># infoAbilityOne(): String</text:span></text:p>
              <text:p text:style-name="P3"><text:span text:style-name="T1"># infoAbilityTwo(): String</text:span></text:p>
              <text:p text:style-name="P3"><text:span text:style-name="T1"># infoAbilityThree(): String</text:span></text:p>
              <text:p text:style-name="P3"><text:span text:style-name="T1"># infoAbilityFour(): String</text:span></text:p>
            </draw:text-box>
          </draw:frame>
        </draw:g>
        <draw:polyline draw:style-name="gr21" draw:text-style-name="P2" draw:layer="layout" svg:width="7.25cm" svg:height="1.27cm" svg:x="4.75cm" svg:y="41.69cm" svg:viewBox="0 0 7251 1271" draw:points="7251,1271 7251,0 0,0 0,1271">
          <text:p/>
        </draw:polyline>
        <draw:g>
          <draw:polyline draw:style-name="gr21" draw:text-style-name="P2" draw:layer="layout" svg:width="14.5cm" svg:height="1.27cm" svg:x="4.75cm" svg:y="41.69cm" svg:viewBox="0 0 14501 1271" draw:points="14501,1271 14501,0 0,0 0,1271">
            <text:p/>
          </draw:polyline>
          <draw:frame draw:style-name="gr22" draw:text-style-name="P2" draw:layer="layout" svg:width="1.411cm" svg:height="0.621cm" svg:x="11.294cm" svg:y="41.379cm">
            <draw:text-box>
              <text:p text:style-name="P9"><text:span text:style-name="T6">has a</text:span></text:p>
            </draw:text-box>
          </draw:frame>
        </draw:g>
        <draw:g>
          <draw:polyline draw:style-name="gr23" draw:text-style-name="P2" draw:layer="layout" svg:width="3.5cm" svg:height="1.396cm" svg:x="15.75cm" svg:y="49.871cm" svg:viewBox="0 0 3501 1397" draw:points="3501,0 3501,588 0,588 0,1397">
            <text:p/>
          </draw:polyline>
          <draw:frame draw:style-name="gr22" draw:text-style-name="P2" draw:layer="layout" svg:width="1.411cm" svg:height="0.621cm" svg:x="16.685cm" svg:y="50.15cm">
            <draw:text-box>
              <text:p text:style-name="P9"><text:span text:style-name="T6">is a</text:span></text:p>
            </draw:text-box>
          </draw:frame>
        </draw:g>
        <draw:g>
          <draw:polyline draw:style-name="gr23" draw:text-style-name="P2" draw:layer="layout" svg:width="3.75cm" svg:height="1.396cm" svg:x="12cm" svg:y="49.871cm" svg:viewBox="0 0 3751 1397" draw:points="0,0 0,588 3751,588 3751,1397">
            <text:p/>
          </draw:polyline>
          <draw:frame draw:style-name="gr22" draw:text-style-name="P2" draw:layer="layout" svg:width="1.411cm" svg:height="0.621cm" svg:x="13.279cm" svg:y="50.15cm">
            <draw:text-box>
              <text:p text:style-name="P9"><text:span text:style-name="T6">is a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WenQuanYi Micro Hei1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Marker_5f_0" draw:display-name="Marker_0" svg:viewBox="0 0 20 40" svg:d="M10 0l-10 20 10 20 10-20zM10 8l-6 12 6 12 6-12z"/>
    <draw:marker draw:name="Marker_5f_1" draw:display-name="Marker_1" svg:viewBox="0 0 20 30" svg:d="M10 0l-10 30h20zM10 12l-5 15h10z"/>
    <draw:stroke-dash draw:name="Dash_5f_0" draw:display-name="Dash_0" draw:style="rect" draw:dots1="1" draw:dots1-length="200%" draw:dots2="1" draw:dots2-length="2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80.1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2-27T10:49:18Z</dc:date>
    <dc:description/>
    <dc:language>de-DE</dc:language>
    <dc:subject/>
    <dc:title/>
    <meta:creation-date>2017-12-27T09:17:32Z</meta:creation-date>
    <meta:initial-creator>Gyr, Raffael</meta:initial-creator>
    <meta:keyword/>
    <meta:generator>LibreOffice/5.1.6.2$Linux_X86_64 LibreOffice_project/10m0$Build-2</meta:generator>
    <meta:document-statistic meta:object-count="108"/>
    <meta:user-defined meta:name="category"/>
    <meta:user-defined meta:name="company"/>
    <meta:template xlink:type="simple" xlink:actuate="onRequest" xlink:title="ASSOCIATIONS_UML_CLASS_M.vstx" xlink:href=""/>
  </office:meta>
</office:document-meta>
</file>